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2" svg:font-family="Tahoma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0104in" table:align="left"/>
    </style:style>
    <style:style style:name="Table1.A" style:family="table-column">
      <style:table-column-properties style:column-width="2.0104in"/>
    </style:style>
    <style:style style:name="Table1.A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in" table:align="left"/>
    </style:style>
    <style:style style:name="Table2.A" style:family="table-column">
      <style:table-column-properties style:column-width="2in"/>
    </style:style>
    <style:style style:name="Table2.A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.9896in" table:align="left"/>
    </style:style>
    <style:style style:name="Table3.A" style:family="table-column">
      <style:table-column-properties style:column-width="1.9896in"/>
    </style:style>
    <style:style style:name="Table3.A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margin-left="1.0311in" fo:margin-right="0in" fo:text-indent="-0.25in" style:auto-text-indent="false">
        <style:tab-stops/>
      </style:paragraph-properties>
      <style:text-properties style:font-name="Verdana"/>
    </style:style>
    <style:style style:name="P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Verdana"/>
    </style:style>
    <style:style style:name="P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Verdana" style:text-underline-style="none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tyle="normal" style:text-underline-style="none" style:font-style-asian="normal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/>
    </style:style>
    <style:style style:name="P9" style:family="paragraph" style:parent-style-name="Table_20_Contents">
      <style:paragraph-properties fo:text-align="center" style:justify-single-word="false"/>
      <style:text-properties style:font-name="Verdana" style:text-underline-style="none"/>
    </style:style>
    <style:style style:name="P10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Verdana" fo:font-weight="bold" style:font-weight-asian="bold" style:font-weight-complex="bold"/>
    </style:style>
    <style:style style:name="P11" style:family="paragraph" style:parent-style-name="Standard">
      <style:text-properties style:font-name="Verdana" fo:font-weight="bold" style:font-weight-asian="bold" style:font-weight-complex="bold"/>
    </style:style>
    <style:style style:name="P12" style:family="paragraph" style:parent-style-name="Standard" style:list-style-name="L1">
      <style:text-properties style:font-name="Verdana"/>
    </style:style>
    <style:style style:name="P13" style:family="paragraph" style:parent-style-name="Standard" style:list-style-name="L2">
      <style:text-properties style:font-name="Verdana"/>
    </style:style>
    <style:style style:name="P14" style:family="paragraph" style:parent-style-name="Standard" style:list-style-name="L3">
      <style:paragraph-properties fo:margin-left="1.0311in" fo:margin-right="0in" fo:text-indent="-0.25in" style:auto-text-indent="false">
        <style:tab-stops/>
      </style:paragraph-properties>
      <style:text-properties style:font-name="Verdana"/>
    </style:style>
    <style:style style:name="P15" style:family="paragraph" style:parent-style-name="Standard">
      <style:paragraph-properties fo:margin-left="1.052in" fo:margin-right="0in" fo:text-indent="-0.2709in" style:auto-text-indent="false">
        <style:tab-stops/>
      </style:paragraph-properties>
      <style:text-properties style:font-name="Verdana" fo:font-weight="normal" style:font-weight-asian="normal" style:font-weight-complex="normal"/>
    </style:style>
    <style:style style:name="P16" style:family="paragraph" style:parent-style-name="Standard" style:list-style-name="L4">
      <style:paragraph-properties fo:margin-left="1.052in" fo:margin-right="0in" fo:text-indent="-0.2709in" style:auto-text-indent="false">
        <style:tab-stops/>
      </style:paragraph-properties>
      <style:text-properties style:font-name="Verdana" fo:font-weight="normal" style:font-weight-asian="normal" style:font-weight-complex="normal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Verdana" style:text-underline-style="none" fo:font-weight="normal" style:font-weight-asian="normal" style:font-weight-complex="normal"/>
    </style:style>
    <style:style style:name="P18" style:family="paragraph" style:parent-style-name="Standard" style:list-style-name="L5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Verdana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Verdana" style:text-underline-style="none" fo:font-weight="bold" style:font-weight-asian="bold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Verdana" style:text-underline-style="none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1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1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2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3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3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marker-start="" draw:marker-end="Arrowheads_20_1" draw:textarea-horizontal-align="center" draw:textarea-vertical-align="middle" style:run-through="foreground"/>
    </style:style>
    <style:style style:name="gr5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UTHOR</text:p>
      <text:p text:style-name="P1"><text:tab/>Can →<text:tab/><text:tab/></text:p>
      <text:list xml:id="list34620464" text:style-name="L1">
        <text:list-item>
          <text:list>
            <text:list-item>
              <text:list>
                <text:list-item>
                  <text:p text:style-name="P12">Write new entry</text:p>
                  <text:list>
                    <text:list-item>
                      <text:p text:style-name="P12">information → 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created_at (the time the entry saved)</text:p>
                                    </text:list-item>
                                    <text:list-item>
                                      <text:p text:style-name="P12">title</text:p>
                                    </text:list-item>
                                    <text:list-item>
                                      <text:p text:style-name="P12">excerpt </text:p>
                                    </text:list-item>
                                    <text:list-item>
                                      <text:p text:style-name="P12">body_text </text:p>
                                    </text:list-item>
                                    <text:list-item>
                                      <text:p text:style-name="P12">category (category_id :: corresponden to category table)</text:p>
                                    </text:list-item>
                                    <text:list-item>
                                      <text:p text:style-name="P12">author name (author_id :: corresponden to user author table)</text:p>
                                    </text:list-item>
                                    <text:list-item>
                                      <text:p text:style-name="P12">entry status (status :: publish or draft) [saved in integer]</text:p>
                                    </text:list-item>
                                    <text:list-item>
                                      <text:p text:style-name="P12">entry image (thumb_image :: used in entry box as an identifier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Modify entry (edit &amp; delete)</text:p>
                </text:list-item>
                <text:list-item>
                  <text:p text:style-name="P12">Edit own profiles &amp; setting</text:p>
                  <text:list>
                    <text:list-item>
                      <text:p text:style-name="P12">Information →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Display name</text:p>
                                    </text:list-item>
                                    <text:list-item>
                                      <text:p text:style-name="P12">Username</text:p>
                                    </text:list-item>
                                    <text:list-item>
                                      <text:p text:style-name="P12">Password</text:p>
                                    </text:list-item>
                                    <text:list-item>
                                      <text:p text:style-name="P12">Email &amp; Website URL</text:p>
                                    </text:list-item>
                                    <text:list-item>
                                      <text:p text:style-name="P12">Avatar / picture</text:p>
                                    </text:list-item>
                                    <text:list-item>
                                      <text:p text:style-name="P12">Author informatio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61733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Cannot →</text:p>
      <text:list xml:id="list34617700" text:style-name="L3">
        <text:list-item>
          <text:list>
            <text:list-item>
              <text:p text:style-name="P14">Add new author</text:p>
            </text:list-item>
            <text:list-item>
              <text:p text:style-name="P14">Edit other author profile &amp; configuration</text:p>
            </text:list-item>
          </text:list>
        </text:list-item>
      </text:list>
      <text:p text:style-name="P2"/>
      <text:p text:style-name="P3"/>
      <text:p text:style-name="P4">ADMIN (also can be author to)</text:p>
      <text:p text:style-name="P4"><text:tab/><text:span text:style-name="T1">Can →</text:span></text:p>
      <text:list xml:id="list34612081" text:style-name="L4">
        <text:list-item>
          <text:list>
            <text:list-item>
              <text:list>
                <text:list-item>
                  <text:p text:style-name="P16">Add new author</text:p>
                </text:list-item>
                <text:list-item>
                  <text:p text:style-name="P16">Edit author profile</text:p>
                </text:list-item>
                <text:list-item>
                  <text:p text:style-name="P16">Edit own profile</text:p>
                </text:list-item>
                <text:list-item>
                  <text:p text:style-name="P16">Do any other author can do</text:p>
                </text:list-item>
              </text:list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9"><text:soft-page-break/>DATABASE RELATIONAL MODEL</text:p>
      <text:p text:style-name="P5"/>
      <text:p text:style-name="P5"><draw:rect text:anchor-type="paragraph" draw:z-index="5" draw:style-name="gr5" draw:text-style-name="P21" svg:width="0.2433in" svg:height="0.1988in" svg:x="2.0508in" svg:y="0.4437in"><text:p text:style-name="P21"><text:span text:style-name="T3">1</text:span></text:p></draw:rec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Authors</text:p>
          </table:table-cell>
        </table:table-row>
        <table:table-row>
          <table:table-cell table:style-name="Table1.A2" office:value-type="string">
            <text:p text:style-name="P6"><draw:g text:anchor-type="paragraph" draw:z-index="0" draw:style-name="gr1"><draw:line draw:style-name="gr2" draw:text-style-name="P21" svg:x1="2.0118in" svg:y1="0.1209in" svg:x2="3.0953in" svg:y2="0.1209in"><text:p/></draw:line><draw:g draw:style-name="gr3"><draw:line draw:style-name="gr2" draw:text-style-name="P21" svg:x1="3.0957in" svg:y1="0.1209in" svg:x2="3.0957in" svg:y2="5.8083in"><text:p/></draw:line><draw:line draw:style-name="gr4" draw:text-style-name="P21" svg:x1="3.0957in" svg:y1="5.8083in" svg:x2="2.002in" svg:y2="5.8083in"><text:p/></draw:line></draw:g></draw:g>id</text:p>
          </table:table-cell>
        </table:table-row>
        <table:table-row>
          <table:table-cell table:style-name="Table1.A2" office:value-type="string">
            <text:p text:style-name="P8">username </text:p>
          </table:table-cell>
        </table:table-row>
        <table:table-row>
          <table:table-cell table:style-name="Table1.A2" office:value-type="string">
            <text:p text:style-name="P8">display_name</text:p>
          </table:table-cell>
        </table:table-row>
        <table:table-row>
          <table:table-cell table:style-name="Table1.A2" office:value-type="string">
            <text:p text:style-name="P8">email </text:p>
          </table:table-cell>
        </table:table-row>
        <table:table-row>
          <table:table-cell table:style-name="Table1.A2" office:value-type="string">
            <text:p text:style-name="P8">website </text:p>
          </table:table-cell>
        </table:table-row>
        <table:table-row>
          <table:table-cell table:style-name="Table1.A2" office:value-type="string">
            <text:p text:style-name="P8">userpic </text:p>
          </table:table-cell>
        </table:table-row>
        <table:table-row>
          <table:table-cell table:style-name="Table1.A2" office:value-type="string">
            <text:p text:style-name="P8">password </text:p>
          </table:table-cell>
        </table:table-row>
        <table:table-row>
          <table:table-cell table:style-name="Table1.A2" office:value-type="string">
            <text:p text:style-name="P8">status </text:p>
          </table:table-cell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draw:rect text:anchor-type="paragraph" draw:z-index="4" draw:style-name="gr5" draw:text-style-name="P21" svg:width="0.3858in" svg:height="0.2217in" svg:x="2.0126in" svg:y="0.1339in"><text:p text:style-name="P21"><text:span text:style-name="T3">1</text:span></text:p></draw:rect>Categories</text:p>
          </table:table-cell>
        </table:table-row>
        <table:table-row>
          <table:table-cell table:style-name="Table2.A2" office:value-type="string">
            <text:p text:style-name="P9">id</text:p>
          </table:table-cell>
        </table:table-row>
        <table:table-row>
          <table:table-cell table:style-name="Table2.A2" office:value-type="string">
            <text:p text:style-name="P9">label </text:p>
          </table:table-cell>
        </table:table-row>
        <table:table-row>
          <table:table-cell table:style-name="Table2.A2" office:value-type="string">
            <text:p text:style-name="P9">description </text:p>
          </table:table-cell>
        </table:table-row>
      </table:table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Entries</text:p>
          </table:table-cell>
        </table:table-row>
        <table:table-row>
          <table:table-cell table:style-name="Table3.A2" office:value-type="string">
            <text:p text:style-name="P9">Id</text:p>
          </table:table-cell>
        </table:table-row>
        <table:table-row>
          <table:table-cell table:style-name="Table3.A2" office:value-type="string">
            <text:p text:style-name="P9">created_at </text:p>
          </table:table-cell>
        </table:table-row>
        <table:table-row>
          <table:table-cell table:style-name="Table3.A2" office:value-type="string">
            <text:p text:style-name="P9">title </text:p>
          </table:table-cell>
        </table:table-row>
        <table:table-row>
          <table:table-cell table:style-name="Table3.A2" office:value-type="string">
            <text:p text:style-name="P9">excerpt </text:p>
          </table:table-cell>
        </table:table-row>
        <table:table-row>
          <table:table-cell table:style-name="Table3.A2" office:value-type="string">
            <text:p text:style-name="P9"><draw:rect text:anchor-type="paragraph" draw:z-index="2" draw:style-name="gr5" draw:text-style-name="P22" svg:width="0.2815in" svg:height="0.1433in" svg:x="2.2835in" svg:y="0.2063in"><text:p text:style-name="P21"><text:span text:style-name="T2">∞</text:span></text:p></draw:rect>body_text </text:p>
          </table:table-cell>
        </table:table-row>
        <table:table-row>
          <table:table-cell table:style-name="Table3.A2" office:value-type="string">
            <text:p text:style-name="P9"><draw:g text:anchor-type="paragraph" draw:z-index="1" draw:style-name="gr1"><draw:line draw:style-name="gr4" draw:text-style-name="P21" svg:x1="3.474in" svg:y1="0.0701in" svg:x2="2.002in" svg:y2="0.0701in"><text:p/></draw:line><draw:g draw:style-name="gr3"><draw:line draw:style-name="gr2" draw:text-style-name="P21" svg:x1="3.4736in" svg:y1="-2.6465in" svg:x2="3.4736in" svg:y2="0.0697in"><text:p/></draw:line><draw:line draw:style-name="gr2" draw:text-style-name="P21" svg:x1="3.4736in" svg:y1="-2.6465in" svg:x2="2.0118in" svg:y2="-2.6465in"><text:p/></draw:line></draw:g></draw:g><draw:rect text:anchor-type="paragraph" draw:z-index="3" draw:style-name="gr5" draw:text-style-name="P21" svg:width="0.3858in" svg:height="0.1433in" svg:x="2.2209in" svg:y="0.2209in"><text:p text:style-name="P21"><text:span text:style-name="T3">∞</text:span></text:p></draw:rect>category_id </text:p>
          </table:table-cell>
        </table:table-row>
        <table:table-row>
          <table:table-cell table:style-name="Table3.A2" office:value-type="string">
            <text:p text:style-name="P9">author_id </text:p>
          </table:table-cell>
        </table:table-row>
        <table:table-row>
          <table:table-cell table:style-name="Table3.A2" office:value-type="string">
            <text:p text:style-name="P9">status </text:p>
          </table:table-cell>
        </table:table-row>
        <table:table-row>
          <table:table-cell table:style-name="Table3.A2" office:value-type="string">
            <text:p text:style-name="P9">thumb_image 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CCESS CONTROL LIST :</text:p>
      <text:p text:style-name="P5"/>
      <text:list xml:id="list34627936" text:style-name="L5">
        <text:list-item>
          <text:p text:style-name="P18">Demi God → anything</text:p>
        </text:list-item>
        <text:list-item>
          <text:p text:style-name="P18">Administrator → add new user, edit any user profile included change password, write new entry, edit anyone entries, approve &amp; delete comments.</text:p>
        </text:list-item>
        <text:list-item>
          <text:p text:style-name="P18">Content administrator → <text:s/>write new entry, edit anyone entries, approve comments, change own user profile.</text:p>
        </text:list-item>
        <text:list-item>
          <text:p text:style-name="P18">Author : write entry, edit own entry, change own user prof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0T13:30:00.06</meta:creation-date>
    <dc:date>2009-05-18T14:55:44.57</dc:date>
    <meta:editing-duration>PT00H32M37S</meta:editing-duration>
    <meta:editing-cycles>45</meta:editing-cycles>
    <meta:generator>OpenOffice.org/3.0$Win32 OpenOffice.org_project/300m15$Build-9379</meta:generator>
    <meta:document-statistic meta:table-count="3" meta:image-count="0" meta:object-count="0" meta:page-count="3" meta:paragraph-count="59" meta:word-count="224" meta:character-count="1250"/>
    <meta:user-defined meta:name="Info 1"/>
    <meta:user-defined meta:name="Info 2"/>
    <meta:user-defined meta:name="Info 3"/>
    <meta:user-defined meta:name="Info 4"/>
  </office:meta>
</office:document-meta>
</file>